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Default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officeooo:rsid="000a289d" officeooo:paragraph-rsid="000a289d" style:font-name-asian="Times New Roman1" style:font-size-asian="12pt" style:font-name-complex="Times New Roman1" style:font-size-complex="12pt"/>
    </style:style>
    <style:style style:name="P3" style:family="paragraph" style:parent-style-name="Default">
      <style:paragraph-properties fo:margin-left="0in" fo:margin-right="0in" fo:text-align="start" style:justify-single-word="false" fo:text-indent="0in" style:auto-text-indent="false" style:writing-mode="lr-tb"/>
    </style:style>
    <style:style style:name="P4" style:family="paragraph" style:parent-style-name="Default">
      <style:paragraph-properties fo:margin-left="0in" fo:margin-right="0in" fo:text-align="start" style:justify-single-word="false" fo:text-indent="0in" style:auto-text-indent="false" style:writing-mode="lr-tb"/>
      <style:text-properties officeooo:paragraph-rsid="000a289d"/>
    </style:style>
    <style:style style:name="P5" style:family="paragraph" style:parent-style-name="Default">
      <style:paragraph-properties fo:margin-left="0in" fo:margin-right="0in" fo:text-align="start" style:justify-single-word="false" fo:text-indent="0in" style:auto-text-indent="false" style:writing-mode="lr-tb"/>
      <style:text-properties officeooo:rsid="000a289d" officeooo:paragraph-rsid="000a289d"/>
    </style:style>
    <style:style style:name="P6" style:family="paragraph" style:parent-style-name="Default" style:master-page-name="Standard">
      <style:paragraph-properties fo:margin-left="0in" fo:margin-right="0in" fo:text-align="start" style:justify-single-word="false" fo:text-indent="0in" style:auto-text-indent="false" style:page-number="auto"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language="en" fo:country="US" style:font-size-asian="12pt" style:font-size-complex="12pt"/>
    </style:style>
    <style:style style:name="T2" style:family="text">
      <style:text-properties style:font-name="Times New Roman" fo:font-size="12pt" fo:language="en" fo:country="US" officeooo:rsid="00070198" style:font-size-asian="12pt" style:font-size-complex="12pt"/>
    </style:style>
    <style:style style:name="T3" style:family="text">
      <style:text-properties style:font-name="Times New Roman" fo:font-size="12pt" fo:language="en" fo:country="US" officeooo:rsid="00083a19" style:font-size-asian="12pt" style:font-size-complex="12pt"/>
    </style:style>
    <style:style style:name="T4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070198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Add an element to the front of a list containing no elements using addToFront()</text:span></text:p>
      <text:p text:style-name="P3"><text:span text:style-name="T1">Starting state: []</text:span></text:p>
      <text:p text:style-name="P3"><text:span text:style-name="T1">Change: Call addToFront(A)</text:span></text:p>
      <text:p text:style-name="P3"><text:span text:style-name="T1">Resulting State: [A]</text:span></text:p>
      <text:p text:style-name="P3"><text:span text:style-name="T1">Tests:</text:span></text:p>
      <text:p text:style-name="P3"><text:span text:style-name="T1">removeFirst() returns </text:span><text:span text:style-name="T9">“</text:span><text:span text:style-name="T1">[]</text:span><text:span text:style-name="T9">”</text:span></text:p>
      <text:p text:style-name="P3"><text:span text:style-name="T1">removeLast() returns </text:span><text:span text:style-name="T9">“</text:span><text:span text:style-name="T1">[]</text:span><text:span text:style-name="T9">”</text:span></text:p>
      <text:p text:style-name="P3"><text:span text:style-name="T1">remove(A) returns A</text:span></text:p>
      <text:p text:style-name="P3"><text:span text:style-name="T1">remove(B) throws ElementNotFoundException</text:span></text:p>
      <text:p text:style-name="P3"><text:span text:style-name="T1">first() returns A</text:span></text:p>
      <text:p text:style-name="P3"><text:span text:style-name="T1">last() returns A</text:span></text:p>
      <text:p text:style-name="P3"><text:span text:style-name="T1">contains(A) returns true</text:span></text:p>
      <text:p text:style-name="P3"><text:span text:style-name="T1">contains(B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</text:span><text:span text:style-name="T9">”</text:span><text:span text:style-name="T1">[A]</text:span><text:span text:style-name="T9">”</text:span></text:p>
      <text:p text:style-name="P3"><text:span text:style-name="T1">addToFront(B) throws no Exceptions</text:span></text:p>
      <text:p text:style-name="P3"><text:span text:style-name="T1">addToRear(B) throws no Exceptions</text:span></text:p>
      <text:p text:style-name="P3"><text:span text:style-name="T1">addAfter(B, A) throws no Exceptions</text:span></text:p>
      <text:p text:style-name="P3"><text:span text:style-name="T1">addAfter(A, B) throws ElementNotFoundException</text:span></text:p>
      <text:p text:style-name="P1"/>
      <text:p text:style-name="P3"><text:span text:style-name="T1">Add an element to the rear of a list containing no elements using addToRear()</text:span></text:p>
      <text:p text:style-name="P3"><text:span text:style-name="T1">Starting state: []</text:span></text:p>
      <text:p text:style-name="P3"><text:span text:style-name="T1">Change: Call addToRear(A)</text:span></text:p>
      <text:p text:style-name="P3"><text:span text:style-name="T1">Resulting State: [A]</text:span></text:p>
      <text:p text:style-name="P3"><text:span text:style-name="T1">Tests:</text:span></text:p>
      <text:p text:style-name="P3"><text:span text:style-name="T1">removeFirst() returns </text:span><text:span text:style-name="T9">“</text:span><text:span text:style-name="T1">[]</text:span><text:span text:style-name="T9">”</text:span></text:p>
      <text:p text:style-name="P3"><text:span text:style-name="T1">removeLast() returns </text:span><text:span text:style-name="T9">“</text:span><text:span text:style-name="T1">[]</text:span><text:span text:style-name="T9">”</text:span></text:p>
      <text:p text:style-name="P3"><text:span text:style-name="T1">remove(A) returns A</text:span></text:p>
      <text:p text:style-name="P3"><text:span text:style-name="T1">remove(B) throws ElementNotFoundException</text:span></text:p>
      <text:p text:style-name="P3"><text:span text:style-name="T1">first() returns A</text:span></text:p>
      <text:p text:style-name="P3"><text:span text:style-name="T1">last() returns A</text:span></text:p>
      <text:p text:style-name="P3"><text:span text:style-name="T1">contains(A) returns true</text:span></text:p>
      <text:p text:style-name="P3"><text:span text:style-name="T1">contains(B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</text:span><text:span text:style-name="T9">”</text:span><text:span text:style-name="T1">[A]</text:span><text:span text:style-name="T9">”</text:span></text:p>
      <text:p text:style-name="P3"><text:span text:style-name="T1">addToFront(B) throws no Exceptions</text:span></text:p>
      <text:p text:style-name="P3"><text:span text:style-name="T1">addToRear(B) throws no Exceptions</text:span></text:p>
      <text:p text:style-name="P3"><text:span text:style-name="T1">addAfter(B, A) throws no Exceptions</text:span></text:p>
      <text:p text:style-name="P3"><text:span text:style-name="T1">addAfter(A, B) throws ElementNotFoundException</text:span></text:p>
      <text:p text:style-name="P1"/>
      <text:p text:style-name="P3"><text:span text:style-name="T1">Remove an element from a list containing one element using removeFirst()</text:span></text:p>
      <text:p text:style-name="P3"><text:soft-page-break/><text:span text:style-name="T1">Starting state: [A]</text:span></text:p>
      <text:p text:style-name="P3"><text:span text:style-name="T1">Change: Call removeFirst()</text:span></text:p>
      <text:p text:style-name="P3"><text:span text:style-name="T1">Resulting state: []</text:span></text:p>
      <text:p text:style-name="P3"><text:span text:style-name="T1">Tests:</text:span></text:p>
      <text:p text:style-name="P3"><text:span text:style-name="T1">removeFirst() throws EmptyCollectionException </text:span></text:p>
      <text:p text:style-name="P3"><text:span text:style-name="T1">removeLast() throws EmptyCollectionException</text:span></text:p>
      <text:p text:style-name="P3"><text:span text:style-name="T1">remove(A) throws EmptyCollectionException</text:span></text:p>
      <text:p text:style-name="P3"><text:span text:style-name="T1">first() throws EmptyCollectionException</text:span></text:p>
      <text:p text:style-name="P3"><text:span text:style-name="T1">last() throwsEmptyCollectionException</text:span></text:p>
      <text:p text:style-name="P3"><text:span text:style-name="T1">contains(A) returns false</text:span></text:p>
      <text:p text:style-name="P3"><text:span text:style-name="T1">isEmpty() returns true</text:span></text:p>
      <text:p text:style-name="P3"><text:span text:style-name="T1">size() returns 0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 After(C, A) throws ElementNotFoundException</text:span></text:p>
      <text:p text:style-name="P1"/>
      <text:p text:style-name="P3"><text:span text:style-name="T1">Remove an element from a list containing one element using removeLast()</text:span></text:p>
      <text:p text:style-name="P3"><text:span text:style-name="T1">Starting state: [A]</text:span></text:p>
      <text:p text:style-name="P3"><text:span text:style-name="T1">Change: Call removeLast</text:span><text:span text:style-name="T5">()</text:span></text:p>
      <text:p text:style-name="P3"><text:span text:style-name="T1">Resulting state: []</text:span></text:p>
      <text:p text:style-name="P3"><text:span text:style-name="T1">Tests:</text:span></text:p>
      <text:p text:style-name="P3"><text:span text:style-name="T1">removeFirst() throws EmptyCollectionException </text:span></text:p>
      <text:p text:style-name="P3"><text:span text:style-name="T1">removeLast() throws EmptyCollectionException</text:span></text:p>
      <text:p text:style-name="P3"><text:span text:style-name="T1">remove(A) throws EmptyCollectionException</text:span></text:p>
      <text:p text:style-name="P3"><text:span text:style-name="T1">first() throws EmptyCollectionException</text:span></text:p>
      <text:p text:style-name="P3"><text:span text:style-name="T1">last() throwsEmptyCollectionException</text:span></text:p>
      <text:p text:style-name="P3"><text:span text:style-name="T1">contains(A) returns false</text:span></text:p>
      <text:p text:style-name="P3"><text:span text:style-name="T1">isEmpty() returns true</text:span></text:p>
      <text:p text:style-name="P3"><text:span text:style-name="T1">size() returns 0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 After(C, A) throws ElementNotFoundException</text:span></text:p>
      <text:p text:style-name="P1"/>
      <text:p text:style-name="P3"><text:span text:style-name="T1">Remove an element from a list containing one element using remove()</text:span></text:p>
      <text:p text:style-name="P3"><text:span text:style-name="T1">Starting state: [A]</text:span></text:p>
      <text:p text:style-name="P3"><text:span text:style-name="T1">Change: Call remove(A)</text:span></text:p>
      <text:p text:style-name="P3"><text:span text:style-name="T1">Resulting state: []</text:span></text:p>
      <text:p text:style-name="P3"><text:span text:style-name="T1">Tests:</text:span></text:p>
      <text:p text:style-name="P3"><text:span text:style-name="T1">removeFirst() throws EmptyCollectionException </text:span></text:p>
      <text:p text:style-name="P3"><text:span text:style-name="T1">removeLast() throws EmptyCollectionException</text:span></text:p>
      <text:p text:style-name="P3"><text:span text:style-name="T1">remove(A) throws EmptyCollectionException</text:span></text:p>
      <text:p text:style-name="P3"><text:span text:style-name="T1">first() throws EmptyCollectionException</text:span></text:p>
      <text:p text:style-name="P3"><text:soft-page-break/><text:span text:style-name="T1">last() throwsEmptyCollectionException</text:span></text:p>
      <text:p text:style-name="P3"><text:span text:style-name="T1">contains(A) returns false</text:span></text:p>
      <text:p text:style-name="P3"><text:span text:style-name="T1">isEmpty() returns true</text:span></text:p>
      <text:p text:style-name="P3"><text:span text:style-name="T1">size() returns 0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 After(C, A) throws ElementNotFoundException</text:span></text:p>
      <text:p text:style-name="P1"/>
      <text:p text:style-name="P3"><text:span text:style-name="T1">Add a new element to the list containing one element using addAfter()</text:span></text:p>
      <text:p text:style-name="P3"><text:span text:style-name="T1">Starting state: [A]</text:span></text:p>
      <text:p text:style-name="P3"><text:span text:style-name="T1"><text:s/>Change: Call addAfter</text:span><text:span text:style-name="T6">(B</text:span><text:span text:style-name="T1">, A</text:span><text:span text:style-name="T6">)</text:span></text:p>
      <text:p text:style-name="P3"><text:span text:style-name="T1"><text:s/>Resulting state: [A, B</text:span><text:span text:style-name="T6">]</text:span></text:p>
      <text:p text:style-name="P3"><text:span text:style-name="T6"><text:s/>Tests:</text:span></text:p>
      <text:p text:style-name="P3"><text:span text:style-name="T1"><text:s text:c="2"/>removeFirst() returns A</text:span></text:p>
      <text:p text:style-name="P3"><text:span text:style-name="T1"><text:s text:c="2"/>removeLast() returns B</text:span></text:p>
      <text:p text:style-name="P3"><text:span text:style-name="T1"><text:s text:c="2"/>remove(A) returns A</text:span></text:p>
      <text:p text:style-name="P3"><text:span text:style-name="T1"><text:s text:c="2"/>remove(B) returns B</text:span></text:p>
      <text:p text:style-name="P3"><text:span text:style-name="T1"><text:s text:c="2"/>remove(C) throws ElementNotFoundException</text:span></text:p>
      <text:p text:style-name="P3"><text:span text:style-name="T1"><text:s text:c="2"/>first() returns A</text:span></text:p>
      <text:p text:style-name="P3"><text:span text:style-name="T1"><text:s text:c="2"/>last() returns </text:span><text:span text:style-name="T2">B</text:span></text:p>
      <text:p text:style-name="P3"><text:span text:style-name="T1"><text:s text:c="2"/>contains(A) returns true</text:span></text:p>
      <text:p text:style-name="P3"><text:span text:style-name="T1"><text:s text:c="2"/>contains(B) returns true</text:span></text:p>
      <text:p text:style-name="P3"><text:span text:style-name="T1"><text:s text:c="2"/>contains(C) returns false</text:span></text:p>
      <text:p text:style-name="P3"><text:span text:style-name="T1"><text:s text:c="2"/>isEmpty() returns false</text:span></text:p>
      <text:p text:style-name="P3"><text:span text:style-name="T1"><text:s text:c="2"/>size() returns 2</text:span></text:p>
      <text:p text:style-name="P3"><text:span text:style-name="T1"><text:s text:c="2"/>iterator() returns an Iterator reference</text:span></text:p>
      <text:p text:style-name="P3"><text:span text:style-name="T6"><text:s text:c="2"/>toString() returns </text:span><text:span text:style-name="T9">“</text:span><text:span text:style-name="T6">[</text:span><text:span text:style-name="T1">A, B</text:span><text:span text:style-name="T6">]"</text:span></text:p>
      <text:p text:style-name="P3"><text:span text:style-name="T1"><text:s text:c="2"/>addToFront(C) throws no Exceptions</text:span></text:p>
      <text:p text:style-name="P3"><text:span text:style-name="T1"><text:s text:c="2"/>addToRear(C) throws no Exceptions</text:span></text:p>
      <text:p text:style-name="P3"><text:span text:style-name="T1"><text:s text:c="2"/>addAfter(C, B) throws no Exceptions</text:span></text:p>
      <text:p text:style-name="P3"><text:span text:style-name="T1"><text:s text:c="2"/>addAfter(C, A) throws no Exceptions</text:span></text:p>
      <text:p text:style-name="P3"><text:span text:style-name="T1"><text:s text:c="2"/>addAfter(C, D) throws ElementNotFoundException</text:span></text:p>
      <text:p text:style-name="P1"/>
      <text:p text:style-name="P1"/>
      <text:p text:style-name="P3"><text:span text:style-name="T1">Add a new element to the front of a list containing one element using addToFront()</text:span><text:span text:style-name="T6">.</text:span></text:p>
      <text:p text:style-name="P3"><text:span text:style-name="T1"><text:s/>Starting state: [A]</text:span></text:p>
      <text:p text:style-name="P3"><text:span text:style-name="T1"><text:s/>Change: Call addToFront(B)</text:span></text:p>
      <text:p text:style-name="P3"><text:span text:style-name="T1"><text:s/>Resulting state: [B, A]</text:span></text:p>
      <text:p text:style-name="P3"><text:span text:style-name="T6"><text:s/>Tests:</text:span></text:p>
      <text:p text:style-name="P3"><text:span text:style-name="T1"><text:s text:c="2"/>removeFirst() returns B</text:span></text:p>
      <text:p text:style-name="P3"><text:span text:style-name="T1"><text:s text:c="2"/>removeLast() returns A</text:span></text:p>
      <text:p text:style-name="P3"><text:span text:style-name="T1"><text:s text:c="2"/>remove(A) returns A</text:span></text:p>
      <text:p text:style-name="P3"><text:span text:style-name="T1"><text:s text:c="2"/>remove(B) returns B</text:span></text:p>
      <text:p text:style-name="P3"><text:span text:style-name="T1"><text:s text:c="2"/>remove(C) throws ElementNotFoundException</text:span></text:p>
      <text:p text:style-name="P3"><text:soft-page-break/><text:span text:style-name="T1"><text:s text:c="2"/>first() returns B</text:span></text:p>
      <text:p text:style-name="P3"><text:span text:style-name="T1"><text:s text:c="2"/>last() returns A</text:span></text:p>
      <text:p text:style-name="P3"><text:span text:style-name="T1"><text:s text:c="2"/>contains(A) returns true</text:span></text:p>
      <text:p text:style-name="P3"><text:span text:style-name="T1"><text:s text:c="2"/>contains(B) returns true</text:span></text:p>
      <text:p text:style-name="P3"><text:span text:style-name="T1"><text:s text:c="2"/>contains(C) returns false</text:span></text:p>
      <text:p text:style-name="P3"><text:span text:style-name="T1"><text:s text:c="2"/>isEmpty() returns false</text:span></text:p>
      <text:p text:style-name="P3"><text:span text:style-name="T1"><text:s text:c="2"/>size() returns 2</text:span></text:p>
      <text:p text:style-name="P3"><text:span text:style-name="T1"><text:s text:c="2"/>iterator() returns an Iterator reference</text:span></text:p>
      <text:p text:style-name="P3"><text:span text:style-name="T6"><text:s text:c="2"/>toString() returns "[B, A]"</text:span></text:p>
      <text:p text:style-name="P3"><text:span text:style-name="T1"><text:s text:c="2"/>addToFront(C) throws no Exceptions</text:span></text:p>
      <text:p text:style-name="P3"><text:span text:style-name="T1"><text:s text:c="2"/>addToRear(C) throws no Exceptions</text:span></text:p>
      <text:p text:style-name="P3"><text:span text:style-name="T1"><text:s text:c="2"/>addAfter(C, B) throws no Exceptions</text:span></text:p>
      <text:p text:style-name="P3"><text:span text:style-name="T1"><text:s text:c="2"/>addAfter(C, A) throws no Exceptions</text:span></text:p>
      <text:p text:style-name="P3"><text:span text:style-name="T1"><text:s text:c="2"/>addAfter(C, D) throws ElementNotFoundException</text:span></text:p>
      <text:p text:style-name="P1"/>
      <text:p text:style-name="P3"><text:span text:style-name="T1">Add a new element to the rear of a list containing one element using addToRear()</text:span></text:p>
      <text:p text:style-name="P3"><text:span text:style-name="T1">Starting state: [A]</text:span></text:p>
      <text:p text:style-name="P3"><text:span text:style-name="T1">Change: Call addToRear(B)</text:span></text:p>
      <text:p text:style-name="P3"><text:span text:style-name="T1">Resulting state: [A, B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 Last() returns B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throws ElementNotFoundExceptio</text:span><text:span text:style-name="T2">n</text:span></text:p>
      <text:p text:style-name="P3"><text:span text:style-name="T1">first() returns A</text:span></text:p>
      <text:p text:style-name="P3"><text:span text:style-name="T1">last() returns B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false</text:span></text:p>
      <text:p text:style-name="P3"><text:span text:style-name="T1">isEmpty() returns false</text:span></text:p>
      <text:p text:style-name="P3"><text:span text:style-name="T1">size() returns 2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After(C,B) throws no Exceptions</text:span></text:p>
      <text:p text:style-name="P3"><text:span text:style-name="T1">addAfter(C,A) throws no Exceptions</text:span></text:p>
      <text:p text:style-name="P3"><text:span text:style-name="T1">addAfter(C, D) throws ElementNotFoundException</text:span></text:p>
      <text:p text:style-name="P1"/>
      <text:p text:style-name="P3"><text:span text:style-name="T1">Add an element to the front of a list containing two elements using addToFront()</text:span></text:p>
      <text:p text:style-name="P3"><text:span text:style-name="T1">Starting state: [A, B]</text:span></text:p>
      <text:p text:style-name="P3"><text:span text:style-name="T1">Change: Call addToFront(C)</text:span></text:p>
      <text:p text:style-name="P3"><text:span text:style-name="T1">Resulting state: [C, A, B]</text:span></text:p>
      <text:p text:style-name="P3"><text:span text:style-name="T1">Tests:</text:span></text:p>
      <text:p text:style-name="P3"><text:span text:style-name="T1">removeFirst() returns C</text:span></text:p>
      <text:p text:style-name="P3"><text:soft-page-break/><text:span text:style-name="T1">removeLast() returns B</text:span></text:p>
      <text:p text:style-name="P3"><text:span text:style-name="T1">remove(C) returns C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throws ElementNotFoundException</text:span></text:p>
      <text:p text:style-name="P3"><text:span text:style-name="T1">first() returns C</text:span></text:p>
      <text:p text:style-name="P3"><text:span text:style-name="T1">last() returns B</text:span></text:p>
      <text:p text:style-name="P3"><text:span text:style-name="T1">contains(C) return true</text:span></text:p>
      <text:p text:style-name="P3"><text:span text:style-name="T1">contains(A) return true</text:span></text:p>
      <text:p text:style-name="P3"><text:span text:style-name="T1">contains(B) return true</text:span></text:p>
      <text:p text:style-name="P3"><text:span text:style-name="T1">contains(D) return false</text:span></text:p>
      <text:p text:style-name="P3"><text:span text:style-name="T1">isEmpty() return false</text:span></text:p>
      <text:p text:style-name="P3"><text:span text:style-name="T1">size() return 3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C, A, B]</text:span><text:span text:style-name="T9">”</text:span></text:p>
      <text:p text:style-name="P3"><text:span text:style-name="T1">addToFront(D) throws no Exceptions</text:span></text:p>
      <text:p text:style-name="P3"><text:span text:style-name="T1">addToRear(D) throws no Exceptions</text:span></text:p>
      <text:p text:style-name="P3"><text:span text:style-name="T1">AddAfter(D, C) throws no Exceptions</text:span></text:p>
      <text:p text:style-name="P3"><text:span text:style-name="T1">AddAfter(D, A) throws no Exceptions</text:span></text:p>
      <text:p text:style-name="P3"><text:span text:style-name="T1">AddAfter(D, B) throws no Exceptions</text:span></text:p>
      <text:p text:style-name="P3"><text:span text:style-name="T1">AddAfter(E, D) throws ElementNotFoundException</text:span></text:p>
      <text:p text:style-name="P1"/>
      <text:p text:style-name="P3"><text:span text:style-name="T1">Add an element to the rear of a list containing two elements using addToRear()</text:span></text:p>
      <text:p text:style-name="P3"><text:span text:style-name="T1">Starting state: [A, B]</text:span></text:p>
      <text:p text:style-name="P3"><text:span text:style-name="T1">Change: Call addToRear(C)</text:span></text:p>
      <text:p text:style-name="P3"><text:span text:style-name="T1">Resulting state: [A, B, C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C</text:span></text:p>
      <text:p text:style-name="P3"><text:span text:style-name="T1">remove(C) returns C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D) throws ElementNotFoundExceptions</text:span></text:p>
      <text:p text:style-name="P3"><text:span text:style-name="T1">first() returns </text:span><text:span text:style-name="T3">A</text:span></text:p>
      <text:p text:style-name="P3"><text:span text:style-name="T1">last() returns C</text:span></text:p>
      <text:p text:style-name="P3"><text:span text:style-name="T1">contains(C) return true</text:span></text:p>
      <text:p text:style-name="P3"><text:span text:style-name="T1">contains(A) return true</text:span></text:p>
      <text:p text:style-name="P3"><text:span text:style-name="T1">contains(B) return true</text:span></text:p>
      <text:p text:style-name="P3"><text:span text:style-name="T1">contains(D) return false</text:span></text:p>
      <text:p text:style-name="P3"><text:span text:style-name="T1">isEmpty() return false</text:span></text:p>
      <text:p text:style-name="P3"><text:span text:style-name="T1">size() return 3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, C]</text:span><text:span text:style-name="T9">”</text:span></text:p>
      <text:p text:style-name="P3"><text:span text:style-name="T1">addToFront(D) throws no Exceptions</text:span></text:p>
      <text:p text:style-name="P3"><text:span text:style-name="T1">addToRear(D) throws no Exceptions</text:span></text:p>
      <text:p text:style-name="P3"><text:soft-page-break/><text:span text:style-name="T1">AddAfter(D, C) throws no Exceptions</text:span></text:p>
      <text:p text:style-name="P3"><text:span text:style-name="T1">AddAfter(D, A) throws no Exceptions</text:span></text:p>
      <text:p text:style-name="P3"><text:span text:style-name="T1">AddAfter(D, B) throws no Exceptions</text:span></text:p>
      <text:p text:style-name="P3"><text:span text:style-name="T1">AddAfter(E, D) throws ElementNotFoundException</text:span></text:p>
      <text:p text:style-name="P1"/>
      <text:p text:style-name="P3"><text:span text:style-name="T1">Remove the first element in a list containing two element using remove()</text:span></text:p>
      <text:p text:style-name="P3"><text:span text:style-name="T1">Starting state: [A, B]</text:span></text:p>
      <text:p text:style-name="P3"><text:span text:style-name="T1">Change: Call remove(A)</text:span></text:p>
      <text:p text:style-name="P3"><text:span text:style-name="T1">Resulting State: [B]</text:span></text:p>
      <text:p text:style-name="P3"><text:span text:style-name="T1">Tests:</text:span></text:p>
      <text:p text:style-name="P3"><text:span text:style-name="T1">removeFirst() returns B</text:span></text:p>
      <text:p text:style-name="P3"><text:span text:style-name="T1">removeLast() returns B</text:span></text:p>
      <text:p text:style-name="P3"><text:span text:style-name="T1">remove(B) returns B</text:span></text:p>
      <text:p text:style-name="P3"><text:span text:style-name="T1">remove(A) throws ElementNotFoundException</text:span></text:p>
      <text:p text:style-name="P3"><text:span text:style-name="T1">first() returns B</text:span></text:p>
      <text:p text:style-name="P3"><text:span text:style-name="T1">last() returns B</text:span></text:p>
      <text:p text:style-name="P3"><text:span text:style-name="T1">contains(B) returns true</text:span></text:p>
      <text:p text:style-name="P3"><text:span text:style-name="T1">contains(A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B]</text:span><text:span text:style-name="T9">”</text:span></text:p>
      <text:p text:style-name="P3"><text:span text:style-name="T1">addToFront(A) throws no Exceptions</text:span></text:p>
      <text:p text:style-name="P3"><text:span text:style-name="T1">addToRear(A) throws no Exceptions</text:span></text:p>
      <text:p text:style-name="P3"><text:span text:style-name="T1">AddAfter(A, B) throws no Exceptions</text:span></text:p>
      <text:p text:style-name="P3"><text:span text:style-name="T1">AddAfter(B,A) throws ElementNotFoundException</text:span></text:p>
      <text:p text:style-name="P1"/>
      <text:p text:style-name="P1"/>
      <text:p text:style-name="P3"><text:span text:style-name="T1">Remove the first element in a list containing two elements using removeFirst()</text:span></text:p>
      <text:p text:style-name="P3"><text:span text:style-name="T1">Starting state: [A, B]</text:span></text:p>
      <text:p text:style-name="P3"><text:span text:style-name="T1">Change: Call removeFirst()</text:span></text:p>
      <text:p text:style-name="P3"><text:span text:style-name="T1">Resulting State: [B]</text:span></text:p>
      <text:p text:style-name="P3"><text:span text:style-name="T1">Tests:</text:span></text:p>
      <text:p text:style-name="P3"><text:span text:style-name="T1">removeFirst() returns B</text:span></text:p>
      <text:p text:style-name="P3"><text:span text:style-name="T1">removeLast() returns B</text:span></text:p>
      <text:p text:style-name="P3"><text:span text:style-name="T1">remove(B) returns B</text:span></text:p>
      <text:p text:style-name="P3"><text:span text:style-name="T1">remove(A) throws ElementNotFoundException</text:span></text:p>
      <text:p text:style-name="P3"><text:span text:style-name="T1">first() returns B</text:span></text:p>
      <text:p text:style-name="P3"><text:span text:style-name="T1">last() returns B</text:span></text:p>
      <text:p text:style-name="P3"><text:span text:style-name="T1">contains(B) returns true</text:span></text:p>
      <text:p text:style-name="P3"><text:span text:style-name="T1">contains(A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B]</text:span><text:span text:style-name="T9">”</text:span></text:p>
      <text:p text:style-name="P3"><text:span text:style-name="T1">addToFront(A) throws no Exceptions</text:span></text:p>
      <text:p text:style-name="P3"><text:soft-page-break/><text:span text:style-name="T1">addToRear(A) throws no Exceptions</text:span></text:p>
      <text:p text:style-name="P3"><text:span text:style-name="T1">AddAfter(A, B) throws no Exceptions</text:span></text:p>
      <text:p text:style-name="P3"><text:span text:style-name="T1">AddAfter(B,A) throws ElementNotFoundException</text:span></text:p>
      <text:p text:style-name="P1"/>
      <text:p text:style-name="P1"/>
      <text:p text:style-name="P3"><text:span text:style-name="T1">Add an element to the middle position of a list containing two elements using addAfter()</text:span></text:p>
      <text:p text:style-name="P3"><text:span text:style-name="T1">Starting state: [A, B]</text:span></text:p>
      <text:p text:style-name="P3"><text:span text:style-name="T1">Change: Call addAfter(C, A)</text:span></text:p>
      <text:p text:style-name="P3"><text:span text:style-name="T1">Resulting state: [A, C, B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B</text:span></text:p>
      <text:p text:style-name="P3"><text:span text:style-name="T1">remove(A) returns A</text:span></text:p>
      <text:p text:style-name="P3"><text:span text:style-name="T1">remove(C) returns C</text:span></text:p>
      <text:p text:style-name="P3"><text:span text:style-name="T1">remove(B) returns B</text:span></text:p>
      <text:p text:style-name="P3"><text:span text:style-name="T1">remove(D) throws ElementNotFoundException</text:span></text:p>
      <text:p text:style-name="P3"><text:span text:style-name="T1">first() returns A</text:span></text:p>
      <text:p text:style-name="P3"><text:span text:style-name="T1">last() returns B</text:span></text:p>
      <text:p text:style-name="P3"><text:span text:style-name="T1">contains(A) returns true</text:span></text:p>
      <text:p text:style-name="P3"><text:span text:style-name="T1">contains(C) returns true</text:span></text:p>
      <text:p text:style-name="P3"><text:span text:style-name="T1">contains(B) returns true</text:span></text:p>
      <text:p text:style-name="P3"><text:span text:style-name="T1">contains(D) returns false</text:span></text:p>
      <text:p text:style-name="P3"><text:span text:style-name="T1">isEmpty() returns false</text:span></text:p>
      <text:p text:style-name="P3"><text:span text:style-name="T1">size() returns 3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C, B]</text:span><text:span text:style-name="T9">”</text:span></text:p>
      <text:p text:style-name="P3"><text:span text:style-name="T1">addToFront(D) throws no Exceptions</text:span></text:p>
      <text:p text:style-name="P3"><text:span text:style-name="T1">addToRear(D) throws no Exceptions</text:span></text:p>
      <text:p text:style-name="P3"><text:span text:style-name="T1">addAfter(D, A) throws no Exceptions</text:span></text:p>
      <text:p text:style-name="P3"><text:span text:style-name="T1">addAfter(D, C) throws no Exceptions</text:span></text:p>
      <text:p text:style-name="P3"><text:span text:style-name="T1">addAfter(D, B) throws no Exceptions</text:span></text:p>
      <text:p text:style-name="P3"><text:span text:style-name="T1">addAfter(A, D) throws ElementNotFoundException</text:span></text:p>
      <text:p text:style-name="P1"/>
      <text:p text:style-name="P3"><text:span text:style-name="T1">Add an element after the last element in a list containing two elements using addAfter()</text:span></text:p>
      <text:p text:style-name="P3"><text:span text:style-name="T1">Starting state: [A, B]</text:span></text:p>
      <text:p text:style-name="P3"><text:span text:style-name="T1">Change: Call addAfter(C, B)</text:span></text:p>
      <text:p text:style-name="P3"><text:span text:style-name="T1">Resulting state: [A, B, C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C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D) throws ElementNotFoundException</text:span></text:p>
      <text:p text:style-name="P3"><text:span text:style-name="T1">first() returns A</text:span></text:p>
      <text:p text:style-name="P3"><text:span text:style-name="T1">last() returns C</text:span></text:p>
      <text:p text:style-name="P3"><text:soft-page-break/><text:span text:style-name="T1">contains(A) returns true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contains(D) returns false</text:span></text:p>
      <text:p text:style-name="P3"><text:span text:style-name="T1">isEmpty() returns false</text:span></text:p>
      <text:p text:style-name="P3"><text:span text:style-name="T1">size() returns 3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, C]</text:span><text:span text:style-name="T9">”</text:span></text:p>
      <text:p text:style-name="P3"><text:span text:style-name="T1">addToFront(D) throws no Exceptions</text:span></text:p>
      <text:p text:style-name="P3"><text:span text:style-name="T1">addToRear(D) throws no Exceptions</text:span></text:p>
      <text:p text:style-name="P3"><text:span text:style-name="T1">addAfter(D, A) throws no Exceptions</text:span></text:p>
      <text:p text:style-name="P3"><text:span text:style-name="T1">addAfter(D, B) throws no Exceptions</text:span></text:p>
      <text:p text:style-name="P3"><text:span text:style-name="T1">addAfter(D, C) throws no Exceptions</text:span></text:p>
      <text:p text:style-name="P3"><text:span text:style-name="T1">addAfter(A, D) throws ElementNotFoundException</text:span></text:p>
      <text:p text:style-name="P1"/>
      <text:p text:style-name="P3"><text:span text:style-name="T1">Remove the last element in a list containing two elements using remove()</text:span></text:p>
      <text:p text:style-name="P3"><text:span text:style-name="T1">Starting state: [A, B]</text:span></text:p>
      <text:p text:style-name="P3"><text:span text:style-name="T1">Change: Call remove(B)</text:span></text:p>
      <text:p text:style-name="P3"><text:span text:style-name="T1">Resulting state: [A]</text:span></text:p>
      <text:p text:style-name="P3"><text:span text:style-name="T1">Tests:</text:span></text:p>
      <text:p text:style-name="P3"><text:span text:style-name="T1">removeFirst() returns </text:span><text:span text:style-name="T9">“</text:span><text:span text:style-name="T1">[]</text:span><text:span text:style-name="T9">”</text:span></text:p>
      <text:p text:style-name="P3"><text:span text:style-name="T1">removeLast() returns </text:span><text:span text:style-name="T9">“</text:span><text:span text:style-name="T1">[]</text:span><text:span text:style-name="T9">”</text:span></text:p>
      <text:p text:style-name="P3"><text:span text:style-name="T1">remove(A) returns A</text:span></text:p>
      <text:p text:style-name="P3"><text:span text:style-name="T1">remove(B) throws ElementNotFoundException</text:span></text:p>
      <text:p text:style-name="P3"><text:span text:style-name="T1">first() returns A</text:span></text:p>
      <text:p text:style-name="P3"><text:span text:style-name="T1">last() returns A</text:span></text:p>
      <text:p text:style-name="P3"><text:span text:style-name="T1">contains(A) returns true</text:span></text:p>
      <text:p text:style-name="P3"><text:span text:style-name="T1">contains(B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</text:span><text:span text:style-name="T9">”</text:span><text:span text:style-name="T1">[A]</text:span><text:span text:style-name="T9">”</text:span></text:p>
      <text:p text:style-name="P3"><text:span text:style-name="T1">addToFront(B) throws no Exceptions</text:span></text:p>
      <text:p text:style-name="P3"><text:span text:style-name="T1">addToRear(B) throws no Exceptions</text:span></text:p>
      <text:p text:style-name="P3"><text:span text:style-name="T1">addAfter(B, A) throws no Exceptions</text:span></text:p>
      <text:p text:style-name="P3"><text:span text:style-name="T1">addAfter(A, B) throws ElementNotFoundException</text:span></text:p>
      <text:p text:style-name="P1"/>
      <text:p text:style-name="P3"><text:span text:style-name="T1">Remove the last element in a list containing two elements using removeLast()</text:span></text:p>
      <text:p text:style-name="P3"><text:span text:style-name="T1">Starting state: [A, B]</text:span></text:p>
      <text:p text:style-name="P3"><text:span text:style-name="T1">Change: Call removeLast()</text:span></text:p>
      <text:p text:style-name="P3"><text:span text:style-name="T1">Resulting state: [A]</text:span></text:p>
      <text:p text:style-name="P3"><text:span text:style-name="T1">Tests:</text:span></text:p>
      <text:p text:style-name="P3"><text:span text:style-name="T1">removeFirst() returns </text:span><text:span text:style-name="T9">“</text:span><text:span text:style-name="T1">[]</text:span><text:span text:style-name="T9">”</text:span></text:p>
      <text:p text:style-name="P3"><text:span text:style-name="T1">removeLast() returns </text:span><text:span text:style-name="T9">“</text:span><text:span text:style-name="T1">[]</text:span><text:span text:style-name="T9">”</text:span></text:p>
      <text:p text:style-name="P3"><text:span text:style-name="T1">remove(A) returns A</text:span></text:p>
      <text:p text:style-name="P3"><text:span text:style-name="T1">remove(B) throws ElementNotFoundException</text:span></text:p>
      <text:p text:style-name="P3"><text:soft-page-break/><text:span text:style-name="T1">first() returns A</text:span></text:p>
      <text:p text:style-name="P3"><text:span text:style-name="T1">last() returns A</text:span></text:p>
      <text:p text:style-name="P3"><text:span text:style-name="T1">contains(A) returns true</text:span></text:p>
      <text:p text:style-name="P3"><text:span text:style-name="T1">contains(B) returns false</text:span></text:p>
      <text:p text:style-name="P3"><text:span text:style-name="T1">isEmpty() returns false</text:span></text:p>
      <text:p text:style-name="P3"><text:span text:style-name="T1">size() returns 1</text:span></text:p>
      <text:p text:style-name="P3"><text:span text:style-name="T1">iterator() returns an Iterator reference</text:span></text:p>
      <text:p text:style-name="P3"><text:span text:style-name="T1">toString() returns</text:span><text:span text:style-name="T9">”</text:span><text:span text:style-name="T1">[A]</text:span><text:span text:style-name="T9">”</text:span></text:p>
      <text:p text:style-name="P3"><text:span text:style-name="T1">addToFront(B) throws no Exceptions</text:span></text:p>
      <text:p text:style-name="P3"><text:span text:style-name="T1">addToRear(B) throws no Exceptions</text:span></text:p>
      <text:p text:style-name="P3"><text:span text:style-name="T1">addAfter(B, A) throws no Exceptions</text:span></text:p>
      <text:p text:style-name="P3"><text:span text:style-name="T1">addAfter(A, B) throws ElementNotFoundException</text:span></text:p>
      <text:p text:style-name="P1"/>
      <text:p text:style-name="P3"><text:span text:style-name="T1">Add an element to the front of a list containing three elements using addToFront()</text:span></text:p>
      <text:p text:style-name="P3"><text:span text:style-name="T1">Starting state: [A, B, C]</text:span></text:p>
      <text:p text:style-name="P3"><text:span text:style-name="T1">Change: Call addToFront(D)</text:span></text:p>
      <text:p text:style-name="P3"><text:span text:style-name="T1">Resulting state: [D, A, B, C]</text:span></text:p>
      <text:p text:style-name="P3"><text:span text:style-name="T1">Tests:</text:span></text:p>
      <text:p text:style-name="P3"><text:span text:style-name="T1">removeFirst() returns D</text:span></text:p>
      <text:p text:style-name="P3"><text:span text:style-name="T1">removeLast(0 returns C</text:span></text:p>
      <text:p text:style-name="P3"><text:span text:style-name="T1">remove(D) returns D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E) throws ElementNotFoundException</text:span></text:p>
      <text:p text:style-name="P3"><text:span text:style-name="T1">first() returns D</text:span></text:p>
      <text:p text:style-name="P3"><text:span text:style-name="T1">last() returns C</text:span></text:p>
      <text:p text:style-name="P3"><text:span text:style-name="T1">contains(D) returns true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isEmpty() returns false</text:span></text:p>
      <text:p text:style-name="P3"><text:span text:style-name="T1">size() returns 4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D, A, B, C]</text:span><text:span text:style-name="T9">”</text:span></text:p>
      <text:p text:style-name="P3"><text:span text:style-name="T1">addToFront(E) throws no Exceptions</text:span></text:p>
      <text:p text:style-name="P3"><text:span text:style-name="T1">addToRear(E) throws no Exceptions</text:span></text:p>
      <text:p text:style-name="P3"><text:span text:style-name="T1">addAfter(E, D) throws no Exceptions</text:span></text:p>
      <text:p text:style-name="P3"><text:span text:style-name="T1">addAfter(E, A) throws no Exceptions</text:span></text:p>
      <text:p text:style-name="P3"><text:span text:style-name="T1">addAfter(E, B) throws no Exceptions</text:span></text:p>
      <text:p text:style-name="P3"><text:span text:style-name="T1">addAfter(E, C) throws no Exceptions</text:span></text:p>
      <text:p text:style-name="P3"><text:span text:style-name="T1">addAfter(C, E) throws ElementNotFoundException</text:span></text:p>
      <text:p text:style-name="P3"/>
      <text:p text:style-name="P5"><text:span text:style-name="T4">Remove the first element in a list containing three elements using remove()</text:span></text:p>
      <text:p text:style-name="P5"><text:span text:style-name="T4">Starting state: [A, B, C]</text:span></text:p>
      <text:p text:style-name="P5"><text:span text:style-name="T4">Change: Call remove(A)</text:span></text:p>
      <text:p text:style-name="P5"><text:soft-page-break/><text:span text:style-name="T4">Resulting state: [B, C]</text:span></text:p>
      <text:p text:style-name="P4"><text:span text:style-name="T1">Tests:</text:span></text:p>
      <text:p text:style-name="P4"><text:span text:style-name="T1">removeFirst() returns B</text:span></text:p>
      <text:p text:style-name="P4"><text:span text:style-name="T1">removeLast() returns C</text:span></text:p>
      <text:p text:style-name="P4"><text:span text:style-name="T1">remove(B) returns B</text:span></text:p>
      <text:p text:style-name="P4"><text:span text:style-name="T1">remove(C) returns C</text:span></text:p>
      <text:p text:style-name="P4"><text:span text:style-name="T1">remove(A) throws ElementNotFoundException</text:span></text:p>
      <text:p text:style-name="P4"><text:span text:style-name="T1">first() returns B</text:span></text:p>
      <text:p text:style-name="P4"><text:span text:style-name="T1">last() returns C</text:span></text:p>
      <text:p text:style-name="P4"><text:span text:style-name="T1">contains(B) returns true</text:span></text:p>
      <text:p text:style-name="P4"><text:span text:style-name="T1">contains(C) returns true</text:span></text:p>
      <text:p text:style-name="P4"><text:span text:style-name="T1">contains(A) returns false</text:span></text:p>
      <text:p text:style-name="P4"><text:span text:style-name="T1">isEmpty() returns false</text:span></text:p>
      <text:p text:style-name="P4"><text:span text:style-name="T1">size() returns 2</text:span></text:p>
      <text:p text:style-name="P4"><text:span text:style-name="T1">iterator() returns an Iterator reference</text:span></text:p>
      <text:p text:style-name="P4"><text:span text:style-name="T1">toString() returns </text:span><text:span text:style-name="T9">“</text:span><text:span text:style-name="T1">[B, C]</text:span><text:span text:style-name="T9">”</text:span></text:p>
      <text:p text:style-name="P4"><text:span text:style-name="T1">addToFront(A) throws no Exceptions</text:span></text:p>
      <text:p text:style-name="P4"><text:span text:style-name="T1">addToRear(A) throws no Exceptions</text:span></text:p>
      <text:p text:style-name="P4"><text:span text:style-name="T1">addAfter(A, B) throws no Exceptions</text:span></text:p>
      <text:p text:style-name="P4"><text:span text:style-name="T1">addAfter(A, C) throws no Exceptions</text:span></text:p>
      <text:p text:style-name="P4"><text:span text:style-name="T1">addAfter(C, A) throws ElementNotFoundException</text:span></text:p>
      <text:p text:style-name="P2"><text:span text:style-name="T4"/></text:p>
      <text:p text:style-name="P1"/>
      <text:p text:style-name="P3"><text:span text:style-name="T1">Remove the first element in a list containing three elements using removeFirst()</text:span></text:p>
      <text:p text:style-name="P3"><text:span text:style-name="T1">Starting state: [A, B, C]</text:span></text:p>
      <text:p text:style-name="P3"><text:span text:style-name="T1">Change: Call removeFirst()</text:span></text:p>
      <text:p text:style-name="P3"><text:span text:style-name="T1">Resulting State: [B, C]</text:span></text:p>
      <text:p text:style-name="P3"><text:span text:style-name="T1">Tests:</text:span></text:p>
      <text:p text:style-name="P3"><text:span text:style-name="T1">removeFirst() returns B</text:span></text:p>
      <text:p text:style-name="P3"><text:span text:style-name="T1">removeLast() returns C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A) throws ElementNotFoundException</text:span></text:p>
      <text:p text:style-name="P3"><text:span text:style-name="T1">first() returns B</text:span></text:p>
      <text:p text:style-name="P3"><text:span text:style-name="T1">last() returns C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contains(A) returns false</text:span></text:p>
      <text:p text:style-name="P3"><text:span text:style-name="T1">isEmpty() returns false</text:span></text:p>
      <text:p text:style-name="P3"><text:span text:style-name="T1">size() returns 2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B, C]</text:span><text:span text:style-name="T9">”</text:span></text:p>
      <text:p text:style-name="P3"><text:span text:style-name="T1">addToFront(A) throws no Exceptions</text:span></text:p>
      <text:p text:style-name="P3"><text:span text:style-name="T1">addToRear(A) throws no Exceptions</text:span></text:p>
      <text:p text:style-name="P3"><text:span text:style-name="T1">addAfter(A, B) throws no Exceptions</text:span></text:p>
      <text:p text:style-name="P3"><text:span text:style-name="T1">addAfter(A, C) throws no Exceptions</text:span></text:p>
      <text:p text:style-name="P3"><text:soft-page-break/><text:span text:style-name="T1">addAfter(C, A) throws ElementNotFoundException</text:span></text:p>
      <text:p text:style-name="P1"/>
      <text:p text:style-name="P3"><text:span text:style-name="T1">Add an element between the first and second element in a list containing three elements using addAfter()</text:span></text:p>
      <text:p text:style-name="P3"><text:span text:style-name="T1">Starting state: [A, B, C]</text:span></text:p>
      <text:p text:style-name="P3"><text:span text:style-name="T1">Change: Call addAfter(D, A)</text:span></text:p>
      <text:p text:style-name="P3"><text:span text:style-name="T1">Resulting state: [A, D, B, C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C</text:span></text:p>
      <text:p text:style-name="P3"><text:span text:style-name="T1">remove(A) returns A</text:span></text:p>
      <text:p text:style-name="P3"><text:span text:style-name="T1">remove(D) returns D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E) throws ElementNotFoundException</text:span></text:p>
      <text:p text:style-name="P3"><text:span text:style-name="T1">first() returns A</text:span></text:p>
      <text:p text:style-name="P3"><text:span text:style-name="T1">last() returns C</text:span></text:p>
      <text:p text:style-name="P3"><text:span text:style-name="T1">contains(A) returns true</text:span></text:p>
      <text:p text:style-name="P3"><text:span text:style-name="T1">contains(D) returns true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contains(E) returns false</text:span></text:p>
      <text:p text:style-name="P3"><text:span text:style-name="T1">isEmpty() returns false</text:span></text:p>
      <text:p text:style-name="P3"><text:span text:style-name="T1">size() returns 4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D, B, C]</text:span></text:p>
      <text:p text:style-name="P3"><text:span text:style-name="T1">addToFront(E) throws no Exceptions</text:span></text:p>
      <text:p text:style-name="P3"><text:span text:style-name="T1">addToRear(E) throws no Exceptions</text:span></text:p>
      <text:p text:style-name="P3"><text:span text:style-name="T1">addAfter(E, A) throws no Exceptions</text:span></text:p>
      <text:p text:style-name="P3"><text:span text:style-name="T1">addAfter(E, D) throws no Exceptions</text:span></text:p>
      <text:p text:style-name="P3"><text:span text:style-name="T1">addAfter(E, B) throws no Exceptions</text:span></text:p>
      <text:p text:style-name="P3"><text:span text:style-name="T1">addAfter(E, C) throws no Exceptions</text:span></text:p>
      <text:p text:style-name="P3"><text:span text:style-name="T1">addAfter(C, E) throws ElementNotFoundException</text:span></text:p>
      <text:p text:style-name="P1"/>
      <text:p text:style-name="P3"><text:span text:style-name="T1">Remove middle element in a list containing three elements using remove()</text:span></text:p>
      <text:p text:style-name="P3"><text:span text:style-name="T1">Starting state: [A, B, C]</text:span></text:p>
      <text:p text:style-name="P3"><text:span text:style-name="T1">Change: Call remove(B)</text:span></text:p>
      <text:p text:style-name="P3"><text:span text:style-name="T1">Resulting state: [A, C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C</text:span></text:p>
      <text:p text:style-name="P3"><text:span text:style-name="T1">remove(A) returns A</text:span></text:p>
      <text:p text:style-name="P3"><text:span text:style-name="T1">remove(C) returns C</text:span></text:p>
      <text:p text:style-name="P3"><text:span text:style-name="T1">remove(B) throws ElementNotFoundException</text:span></text:p>
      <text:p text:style-name="P3"><text:span text:style-name="T1">first() returns A</text:span></text:p>
      <text:p text:style-name="P3"><text:span text:style-name="T1">last() returns C</text:span></text:p>
      <text:p text:style-name="P3"><text:soft-page-break/><text:span text:style-name="T1">contains(A) returns true</text:span></text:p>
      <text:p text:style-name="P3"><text:span text:style-name="T1">contains(C) returns true</text:span></text:p>
      <text:p text:style-name="P3"><text:span text:style-name="T1">contains(B) returns false</text:span></text:p>
      <text:p text:style-name="P3"><text:span text:style-name="T1">isEmpty() returns false</text:span></text:p>
      <text:p text:style-name="P3"><text:span text:style-name="T1">size() returns 2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C]</text:span><text:span text:style-name="T9">”</text:span></text:p>
      <text:p text:style-name="P3"><text:span text:style-name="T1">addToFront(B) throws no Exceptions</text:span></text:p>
      <text:p text:style-name="P3"><text:span text:style-name="T1">addToRear(B) throws no Exceptions</text:span></text:p>
      <text:p text:style-name="P3"><text:span text:style-name="T1">addAfter(B, A) throws no Exceptions</text:span></text:p>
      <text:p text:style-name="P3"><text:span text:style-name="T1">addAfter(B, C) throws no Exceptions</text:span></text:p>
      <text:p text:style-name="P3"><text:span text:style-name="T1">addAfter(C, B) throws ElementNotFoundException</text:span></text:p>
      <text:p text:style-name="P1"/>
      <text:p text:style-name="P3"><text:span text:style-name="T1">Add an element in between the second and third elements on a list containing three elements </text:span><text:span text:style-name="T3">using</text:span><text:span text:style-name="T1"> addAfter()</text:span></text:p>
      <text:p text:style-name="P3"><text:span text:style-name="T1">Starting state: [A, B, C]</text:span></text:p>
      <text:p text:style-name="P3"><text:span text:style-name="T1">Change: Call addAfter(D, B)</text:span></text:p>
      <text:p text:style-name="P3"><text:span text:style-name="T1">Resulting state: [A, B, D, C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C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D) returns D</text:span></text:p>
      <text:p text:style-name="P3"><text:span text:style-name="T1">remove(C) returns C</text:span></text:p>
      <text:p text:style-name="P3"><text:span text:style-name="T1">first() returns A</text:span></text:p>
      <text:p text:style-name="P3"><text:span text:style-name="T1">last() returns C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D) returns true</text:span></text:p>
      <text:p text:style-name="P3"><text:span text:style-name="T1">contains(C) returns true</text:span></text:p>
      <text:p text:style-name="P3"><text:span text:style-name="T1">contains(E) returns false</text:span></text:p>
      <text:p text:style-name="P3"><text:span text:style-name="T1">isEmpty() returns false</text:span></text:p>
      <text:p text:style-name="P3"><text:span text:style-name="T1">size() returns 4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, D, C]</text:span><text:span text:style-name="T9">”</text:span></text:p>
      <text:p text:style-name="P3"><text:span text:style-name="T1">addToFront(E) throws no Exceptions</text:span></text:p>
      <text:p text:style-name="P3"><text:span text:style-name="T1">addToRear(E) throws no Exceptions</text:span></text:p>
      <text:p text:style-name="P3"><text:span text:style-name="T1">addAfter(E, A) throws no Exceptions</text:span></text:p>
      <text:p text:style-name="P3"><text:span text:style-name="T1">addAfter(E, B) throws no Exceptions</text:span></text:p>
      <text:p text:style-name="P3"><text:span text:style-name="T1">addAfter(E, D) throws no Exceptions</text:span></text:p>
      <text:p text:style-name="P3"><text:span text:style-name="T1">addAfter(E, C) throws no Exceptions</text:span></text:p>
      <text:p text:style-name="P3"><text:span text:style-name="T1">addAfter(C, E) throws ElementNotFoundExceptions</text:span></text:p>
      <text:p text:style-name="P1"/>
      <text:p text:style-name="P3"><text:span text:style-name="T1">Remove the last element in a list containing three elements using removeLast()</text:span></text:p>
      <text:p text:style-name="P3"><text:span text:style-name="T1">Starting state: [A, B, C]</text:span></text:p>
      <text:p text:style-name="P3"><text:soft-page-break/><text:span text:style-name="T1">Change: Call removeLast()</text:span></text:p>
      <text:p text:style-name="P3"><text:span text:style-name="T1">Resulting State: [A, B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 Last() returns B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throws ElementNotFoundException</text:span></text:p>
      <text:p text:style-name="P3"><text:span text:style-name="T1">first() returns A</text:span></text:p>
      <text:p text:style-name="P3"><text:span text:style-name="T1">last() returns B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false</text:span></text:p>
      <text:p text:style-name="P3"><text:span text:style-name="T1">isEmpty() returns false</text:span></text:p>
      <text:p text:style-name="P3"><text:span text:style-name="T1">size() returns 2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After(C,B) throws no Exceptions</text:span></text:p>
      <text:p text:style-name="P3"><text:span text:style-name="T1">addAfter(C,A) throws no Exceptions</text:span></text:p>
      <text:p text:style-name="P3"><text:span text:style-name="T1">addAfter(C, D) throws ElementNotFoundException</text:span></text:p>
      <text:p text:style-name="P1"/>
      <text:p text:style-name="P3"><text:span text:style-name="T1">Add an element after the last element in a list containing three elements using addToRear()</text:span></text:p>
      <text:p text:style-name="P3"><text:span text:style-name="T1">Starting state: [A, B, C]</text:span></text:p>
      <text:p text:style-name="P3"><text:span text:style-name="T1">Change: Call addToRear(D)</text:span></text:p>
      <text:p text:style-name="P3"><text:span text:style-name="T1">Resulting State: [A, B, C, D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B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D) returns D</text:span></text:p>
      <text:p text:style-name="P3"><text:span text:style-name="T1">first() returns A </text:span></text:p>
      <text:p text:style-name="P3"><text:span text:style-name="T1">last() returns D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contains(D) returns true</text:span></text:p>
      <text:p text:style-name="P3"><text:span text:style-name="T1">contains(E) returns false</text:span></text:p>
      <text:p text:style-name="P3"><text:span text:style-name="T1">isEmpty() returns false</text:span></text:p>
      <text:p text:style-name="P3"><text:span text:style-name="T1">size() returns 4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, C, D]</text:span><text:span text:style-name="T9">”</text:span></text:p>
      <text:p text:style-name="P3"><text:span text:style-name="T1">addToFront() throws no Exceptions</text:span></text:p>
      <text:p text:style-name="P3"><text:soft-page-break/><text:span text:style-name="T1">addToRear() throws no Exceptions</text:span></text:p>
      <text:p text:style-name="P3"><text:span text:style-name="T1">addAfter(E, A) throws no Exceptions</text:span></text:p>
      <text:p text:style-name="P3"><text:span text:style-name="T1">addAfter(E, B) throws no Exceptions</text:span></text:p>
      <text:p text:style-name="P3"><text:span text:style-name="T1">addAfter(E, C) throws no Exceptions</text:span></text:p>
      <text:p text:style-name="P3"><text:span text:style-name="T1">addAfter(E, D) throws no Exceptions</text:span></text:p>
      <text:p text:style-name="P3"><text:span text:style-name="T1">addAfter(D, E) throws ElementNotFoundException</text:span></text:p>
      <text:p text:style-name="P1"/>
      <text:p text:style-name="P3"><text:span text:style-name="T1">Add an element after the last element in a list containing three elements using addAfter()</text:span></text:p>
      <text:p text:style-name="P3"><text:span text:style-name="T1">Starting state: [A, B, C]</text:span></text:p>
      <text:p text:style-name="P3"><text:span text:style-name="T1">Change: Call addAfter(D, C)</text:span></text:p>
      <text:p text:style-name="P3"><text:span text:style-name="T1">Resulting state: [A, B, C, D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Last() returns B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pan text:style-name="T1">remove(C) returns C</text:span></text:p>
      <text:p text:style-name="P3"><text:span text:style-name="T1">remove(D) returns D</text:span></text:p>
      <text:p text:style-name="P3"><text:span text:style-name="T1">first() returns A </text:span></text:p>
      <text:p text:style-name="P3"><text:span text:style-name="T1">last() returns D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true</text:span></text:p>
      <text:p text:style-name="P3"><text:span text:style-name="T1">contains(D) returns true</text:span></text:p>
      <text:p text:style-name="P3"><text:span text:style-name="T1">contains(E) returns false</text:span></text:p>
      <text:p text:style-name="P3"><text:span text:style-name="T1">isEmpty() returns false</text:span></text:p>
      <text:p text:style-name="P3"><text:span text:style-name="T1">size() returns 4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, C, D]</text:span><text:span text:style-name="T9">”</text:span></text:p>
      <text:p text:style-name="P3"><text:span text:style-name="T1">addToFront() throws no Exceptions</text:span></text:p>
      <text:p text:style-name="P3"><text:span text:style-name="T1">addToRear() throws no Exceptions</text:span></text:p>
      <text:p text:style-name="P3"><text:span text:style-name="T1">addAfter(E, A) throws no Exceptions</text:span></text:p>
      <text:p text:style-name="P3"><text:span text:style-name="T1">addAfter(E, B) throws no Exceptions</text:span></text:p>
      <text:p text:style-name="P3"><text:span text:style-name="T1">addAfter(E, C) throws no Exceptions</text:span></text:p>
      <text:p text:style-name="P3"><text:span text:style-name="T1">addAfter(E, D) throws no Exceptions</text:span></text:p>
      <text:p text:style-name="P3"><text:span text:style-name="T1">addAfter(D, E) throws ElementNotFoundException</text:span></text:p>
      <text:p text:style-name="P1"/>
      <text:p text:style-name="P3"><text:span text:style-name="T1">Remove the last element in a list containing three elements using remove()</text:span></text:p>
      <text:p text:style-name="P3"><text:span text:style-name="T1">Starting state: [A, B, C]</text:span></text:p>
      <text:p text:style-name="P3"><text:span text:style-name="T1">Change: Call remove(C)</text:span></text:p>
      <text:p text:style-name="P3"><text:span text:style-name="T1">Resulting state: [A, B]</text:span></text:p>
      <text:p text:style-name="P3"><text:span text:style-name="T1">Tests:</text:span></text:p>
      <text:p text:style-name="P3"><text:span text:style-name="T1">removeFirst() returns A</text:span></text:p>
      <text:p text:style-name="P3"><text:span text:style-name="T1">remove Last() returns B</text:span></text:p>
      <text:p text:style-name="P3"><text:span text:style-name="T1">remove(A) returns A</text:span></text:p>
      <text:p text:style-name="P3"><text:span text:style-name="T1">remove(B) returns B</text:span></text:p>
      <text:p text:style-name="P3"><text:soft-page-break/><text:span text:style-name="T1">remove(C) throws ElementNotFoundException</text:span></text:p>
      <text:p text:style-name="P3"><text:span text:style-name="T1">first() returns A</text:span></text:p>
      <text:p text:style-name="P3"><text:span text:style-name="T1">last() returns B</text:span></text:p>
      <text:p text:style-name="P3"><text:span text:style-name="T1">contains(A) returns true</text:span></text:p>
      <text:p text:style-name="P3"><text:span text:style-name="T1">contains(B) returns true</text:span></text:p>
      <text:p text:style-name="P3"><text:span text:style-name="T1">contains(C) returns false</text:span></text:p>
      <text:p text:style-name="P3"><text:span text:style-name="T1">isEmpty() returns false</text:span></text:p>
      <text:p text:style-name="P3"><text:span text:style-name="T1">size() returns 2</text:span></text:p>
      <text:p text:style-name="P3"><text:span text:style-name="T1">iterator() returns an Iterator reference</text:span></text:p>
      <text:p text:style-name="P3"><text:span text:style-name="T1">toString() returns </text:span><text:span text:style-name="T9">“</text:span><text:span text:style-name="T1">[A, B]</text:span><text:span text:style-name="T9">”</text:span></text:p>
      <text:p text:style-name="P3"><text:span text:style-name="T1">addToFront(C) throws no Exceptions</text:span></text:p>
      <text:p text:style-name="P3"><text:span text:style-name="T1">addToRear(C) throws no Exceptions</text:span></text:p>
      <text:p text:style-name="P3"><text:span text:style-name="T1">addAfter(C,B) throws no Exceptions</text:span></text:p>
      <text:p text:style-name="P3"><text:span text:style-name="T1">addAfter(C,A) throws no Exceptions</text:span></text:p>
      <text:p text:style-name="P3"><text:span text:style-name="T1">addAfter(C, D) throws ElementNotFoundExceptio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.1945in" fo:margin-bottom="0.1945in" style:contextual-spacing="false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padding="0in" fo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rl-tb" style:layout-grid-color="#c0c0c0" style:layout-grid-lines="2387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dc:date>2014-10-03T13:55:54.295595922</dc:date>
    <meta:editing-duration>P0D</meta:editing-duration>
    <meta:editing-cycles>1</meta:editing-cycles>
    <meta:document-statistic meta:table-count="0" meta:image-count="0" meta:object-count="0" meta:page-count="15" meta:paragraph-count="627" meta:word-count="2423" meta:character-count="17959" meta:non-whitespace-character-count="16075"/>
  </office:meta>
</office:document-meta>
</file>